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Standard" style:font-family-generic="swiss" style:font-pitch="variable"/>
    <style:font-face style:name="DejaVu Sans" svg:font-family="'DejaVu Sans'"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194cm" style:rel-column-width="1244*"/>
    </style:style>
    <style:style style:name="Tabella2.B" style:family="table-column">
      <style:table-column-properties style:column-width="2.357cm" style:rel-column-width="1336*"/>
    </style:style>
    <style:style style:name="Tabella2.C" style:family="table-column">
      <style:table-column-properties style:column-width="12.448cm" style:rel-column-width="7057*"/>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2.C5" style:family="table-cell">
      <style:table-cell-properties fo:padding="0.097cm" fo:border-left="0.002cm solid #000000" fo:border-right="none" fo:border-top="none" fo:border-bottom="none"/>
    </style:style>
    <style:style style:name="Tabella6" style:family="table">
      <style:table-properties style:width="16.999cm" table:align="margins"/>
    </style:style>
    <style:style style:name="Tabella6.A" style:family="table-column">
      <style:table-column-properties style:column-width="3.016cm" style:rel-column-width="11628*"/>
    </style:style>
    <style:style style:name="Tabella6.B" style:family="table-column">
      <style:table-column-properties style:column-width="13.982cm" style:rel-column-width="53907*"/>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color="#000000"/>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8"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19"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0"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1"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2"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23"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24" style:family="paragraph" style:parent-style-name="Standard">
      <style:paragraph-properties style:text-autospace="none"/>
      <style:text-properties style:font-name="Arial" fo:font-size="12pt" fo:font-weight="normal" style:font-name-asian="Arial2" style:font-size-asian="12pt" style:font-weight-asian="normal" style:font-name-complex="Arial2" style:font-size-complex="12pt" style:font-weight-complex="normal"/>
    </style:style>
    <style:style style:name="P25"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9">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9">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9">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9">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9">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9">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9">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5">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5">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5">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5">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5">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paragraph-properties style:text-autospace="none"/>
      <style:text-properties style:font-name="Arial" fo:font-size="12pt" fo:font-weight="normal" style:font-name-asian="Arial2" style:font-size-asian="12pt" style:font-weight-asian="normal" style:font-name-complex="Arial2" style:font-size-complex="12pt" style:font-weight-complex="normal"/>
    </style:style>
    <style:style style:name="P85" style:family="paragraph" style:parent-style-name="Standard" style:list-style-name="L1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86" style:family="paragraph" style:parent-style-name="Standard" style:list-style-name="L1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87" style:family="paragraph" style:parent-style-name="Standard" style:list-style-name="L1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88" style:family="paragraph" style:parent-style-name="Standard" style:list-style-name="L13">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89" style:family="paragraph" style:parent-style-name="Standard" style:list-style-name="L13">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90" style:family="paragraph" style:parent-style-name="Standard" style:list-style-name="L10">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91" style:family="paragraph" style:parent-style-name="Standard" style:list-style-name="L10">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92" style:family="paragraph" style:parent-style-name="Standard" style:list-style-name="L10">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93" style:family="paragraph" style:parent-style-name="Standard" style:list-style-name="L10">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94" style:family="paragraph" style:parent-style-name="Standard" style:list-style-name="L10">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95" style:family="paragraph" style:parent-style-name="Standard" style:list-style-name="L10">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96" style:family="paragraph" style:parent-style-name="Header">
      <style:paragraph-properties fo:text-align="center" style:justify-single-word="false"/>
      <style:text-properties fo:font-size="6pt" style:font-size-asian="6pt" style:font-size-complex="6pt"/>
    </style:style>
    <style:style style:name="P97" style:family="paragraph" style:parent-style-name="Text_20_body">
      <style:text-properties style:font-name="Arial" fo:font-size="12pt" style:font-size-asian="12pt" style:font-size-complex="12pt"/>
    </style:style>
    <style:style style:name="P98" style:family="paragraph" style:parent-style-name="Table_20_Contents">
      <style:paragraph-properties fo:text-align="justify" style:justify-single-word="false"/>
      <style:text-properties style:font-name="Arial" fo:font-weight="normal" style:font-weight-asian="normal" style:font-weight-complex="normal"/>
    </style:style>
    <style:style style:name="P99" style:family="paragraph" style:parent-style-name="Table_20_Contents">
      <style:paragraph-properties fo:text-align="justify" style:justify-single-word="false"/>
    </style:style>
    <style:style style:name="P100" style:family="paragraph" style:parent-style-name="Heading_20_1">
      <style:paragraph-properties fo:break-before="page"/>
    </style:style>
    <style:style style:name="P101" style:family="paragraph" style:parent-style-name="Contents_20_2">
      <style:paragraph-properties>
        <style:tab-stops>
          <style:tab-stop style:position="16.499cm" style:type="right" style:leader-style="dotted" style:leader-text="."/>
        </style:tab-stops>
      </style:paragraph-properties>
    </style:style>
    <style:style style:name="P102" style:family="paragraph" style:parent-style-name="Contents_20_1">
      <style:paragraph-properties>
        <style:tab-stops>
          <style:tab-stop style:position="16.999cm" style:type="right" style:leader-style="dotted" style:leader-text="."/>
        </style:tab-stops>
      </style:paragraph-properties>
    </style:style>
    <style:style style:name="P103"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underline-style="none"/>
    </style:style>
    <style:style style:name="T2" style:family="text">
      <style:text-properties style:use-window-font-color="true" style:font-name-asian="Arial2" style:font-name-complex="Arial2"/>
    </style:style>
    <style:style style:name="T3" style:family="text">
      <style:text-properties style:use-window-font-color="true" style:font-name="Arial" fo:font-style="normal" style:text-underline-style="none" fo:font-weight="normal" style:font-name-asian="Arial2" style:font-size-asian="12pt" style:font-style-asian="normal" style:font-weight-asian="normal" style:font-name-complex="Arial2" style:font-style-complex="normal" style:font-weight-complex="normal"/>
    </style:style>
    <style:style style:name="T4" style:family="text">
      <style:text-properties style:use-window-font-color="true" fo:font-style="normal" style:text-underline-style="none" style:font-name-asian="Arial2" style:font-style-asian="normal" style:font-name-complex="Arial2" style:font-style-complex="normal"/>
    </style:style>
    <style:style style:name="T5" style:family="text">
      <style:text-properties fo:font-style="italic" style:font-style-asian="italic" style:font-style-complex="italic"/>
    </style:style>
    <style:style style:name="T6" style:family="text">
      <style:text-properties style:font-size-asian="12pt"/>
    </style:style>
    <style:style style:name="T7" style:family="text">
      <style:text-properties style:font-name="DejaVu Sans" style:font-name-asian="Arial1" style:font-name-complex="Arial1"/>
    </style:style>
    <style:style style:name="T8" style:family="text">
      <style:text-properties fo:font-size="12pt" style:font-size-asian="12pt" style:font-size-complex="12pt"/>
    </style:style>
    <style:style style:name="T9" style:family="text">
      <style:text-properties style:font-name-asian="Arial2"/>
    </style:style>
    <style:style style:name="T10" style:family="text">
      <style:text-properties style:font-name-asian="Arial2" style:font-name-complex="Arial2"/>
    </style:style>
    <style:style style:name="T11" style:family="text">
      <style:text-properties style:font-name-complex="Arial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65cm" text:min-label-width="0.635cm"/>
        <style:text-properties style:font-name="StarSymbol"/>
      </text:list-level-style-bullet>
      <text:list-level-style-bullet text:level="3" text:style-name="Bullet_20_Symbols" style:num-suffix="." text:bullet-char="–">
        <style:list-level-properties text:space-before="3.295cm" text:min-label-width="0.635cm"/>
        <style:text-properties style:font-name="StarSymbol1"/>
      </text:list-level-style-bullet>
      <text:list-level-style-bullet text:level="4" text:style-name="Bullet_20_Symbols" style:num-suffix="." text:bullet-char="–">
        <style:list-level-properties text:space-before="4.625cm" text:min-label-width="0.635cm"/>
        <style:text-properties style:font-name="StarSymbol1"/>
      </text:list-level-style-bullet>
      <text:list-level-style-bullet text:level="5" text:style-name="Bullet_20_Symbols" style:num-suffix="." text:bullet-char="–">
        <style:list-level-properties text:space-before="5.955cm" text:min-label-width="0.635cm"/>
        <style:text-properties style:font-name="StarSymbol1"/>
      </text:list-level-style-bullet>
      <text:list-level-style-bullet text:level="6" text:style-name="Bullet_20_Symbols" style:num-suffix="." text:bullet-char="–">
        <style:list-level-properties text:space-before="7.285cm" text:min-label-width="0.635cm"/>
        <style:text-properties style:font-name="StarSymbol1"/>
      </text:list-level-style-bullet>
      <text:list-level-style-bullet text:level="7" text:style-name="Bullet_20_Symbols" style:num-suffix="." text:bullet-char="–">
        <style:list-level-properties text:space-before="8.615cm" text:min-label-width="0.635cm"/>
        <style:text-properties style:font-name="StarSymbol1"/>
      </text:list-level-style-bullet>
      <text:list-level-style-bullet text:level="8" text:style-name="Bullet_20_Symbols" style:num-suffix="." text:bullet-char="–">
        <style:list-level-properties text:space-before="9.945cm" text:min-label-width="0.635cm"/>
        <style:text-properties style:font-name="StarSymbol1"/>
      </text:list-level-style-bullet>
      <text:list-level-style-bullet text:level="9" text:style-name="Bullet_20_Symbols" style:num-suffix="." text:bullet-char="–">
        <style:list-level-properties text:space-before="11.275cm" text:min-label-width="0.635cm"/>
        <style:text-properties style:font-name="StarSymbol1"/>
      </text:list-level-style-bullet>
      <text:list-level-style-bullet text:level="10" text:style-name="Bullet_20_Symbols" style:num-suffix="." text:bullet-char="–">
        <style:list-level-properties text:space-before="12.60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51cm" text:min-label-width="0.635cm"/>
        <style:text-properties style:font-name="StarSymbol"/>
      </text:list-level-style-bullet>
      <text:list-level-style-bullet text:level="3" text:style-name="Bullet_20_Symbols" style:num-suffix="." text:bullet-char="–">
        <style:list-level-properties text:space-before="3.267cm" text:min-label-width="0.635cm"/>
        <style:text-properties style:font-name="StarSymbol1"/>
      </text:list-level-style-bullet>
      <text:list-level-style-bullet text:level="4" text:style-name="Bullet_20_Symbols" style:num-suffix="." text:bullet-char="–">
        <style:list-level-properties text:space-before="4.583cm" text:min-label-width="0.635cm"/>
        <style:text-properties style:font-name="StarSymbol1"/>
      </text:list-level-style-bullet>
      <text:list-level-style-bullet text:level="5" text:style-name="Bullet_20_Symbols" style:num-suffix="." text:bullet-char="–">
        <style:list-level-properties text:space-before="5.898cm" text:min-label-width="0.635cm"/>
        <style:text-properties style:font-name="StarSymbol1"/>
      </text:list-level-style-bullet>
      <text:list-level-style-bullet text:level="6" text:style-name="Bullet_20_Symbols" style:num-suffix="." text:bullet-char="–">
        <style:list-level-properties text:space-before="7.214cm" text:min-label-width="0.635cm"/>
        <style:text-properties style:font-name="StarSymbol1"/>
      </text:list-level-style-bullet>
      <text:list-level-style-bullet text:level="7" text:style-name="Bullet_20_Symbols" style:num-suffix="." text:bullet-char="–">
        <style:list-level-properties text:space-before="8.53cm" text:min-label-width="0.635cm"/>
        <style:text-properties style:font-name="StarSymbol1"/>
      </text:list-level-style-bullet>
      <text:list-level-style-bullet text:level="8" text:style-name="Bullet_20_Symbols" style:num-suffix="." text:bullet-char="–">
        <style:list-level-properties text:space-before="9.846cm" text:min-label-width="0.635cm"/>
        <style:text-properties style:font-name="StarSymbol1"/>
      </text:list-level-style-bullet>
      <text:list-level-style-bullet text:level="9" text:style-name="Bullet_20_Symbols" style:num-suffix="." text:bullet-char="–">
        <style:list-level-properties text:space-before="11.162cm" text:min-label-width="0.635cm"/>
        <style:text-properties style:font-name="StarSymbol1"/>
      </text:list-level-style-bullet>
      <text:list-level-style-bullet text:level="10" text:style-name="Bullet_20_Symbols" style:num-suffix="." text:bullet-char="–">
        <style:list-level-properties text:space-before="12.478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Piano di qualifica</text:p>
          </table:table-cell>
          <table:table-cell table:style-name="Tabella4.B1" office:value-type="string">
            <text:p text:style-name="P9">24 Gennaio 2008</text:p>
          </table:table-cell>
        </table:table-row>
        <table:table-row>
          <table:table-cell table:style-name="Tabella4.A2" office:value-type="string">
            <text:p text:style-name="P8">Documento Esterno - Formale <text:s/>- v1.2</text:p>
          </table:table-cell>
          <table:table-cell table:style-name="Tabella4.B2" office:value-type="string">
            <text:p text:style-name="P9">Piano_di_qualifica.pdf</text:p>
          </table:table-cell>
        </table:table-row>
      </table:table>
      <text:p text:style-name="P14"/>
      <text:p text:style-name="P14"/>
      <text:p text:style-name="P16">Redazione:</text:p>
      <text:p text:style-name="P18"><text:tab/><text:tab/><text:tab/>Luca Rubin</text:p>
      <text:p text:style-name="P19"/>
      <text:p text:style-name="P19">Revisione:<text:tab/></text:p>
      <text:p text:style-name="P18"><text:tab/><text:tab/><text:tab/>Nome Cognome</text:p>
      <text:p text:style-name="P19"/>
      <text:p text:style-name="P19">Approvazione:</text:p>
      <text:p text:style-name="P21"><text:tab/><text:tab/><text:tab/>Nome Cognome</text:p>
      <text:p text:style-name="P19"/>
      <text:p text:style-name="P19">Lista di distribuzione:</text:p>
      <text:p text:style-name="P18"><text:tab/><text:tab/><text:tab/><text:tab/><text:tab/><text:tab/>Vardanega Tullio</text:p>
      <text:p text:style-name="P18"><text:tab/><text:tab/><text:tab/><text:tab/><text:tab/><text:tab/>Palazzi Claudio</text:p>
      <text:p text:style-name="P18"><text:tab/><text:tab/><text:tab/><text:tab/><text:tab/><text:tab/>Stylosoft</text:p>
      <text:p text:style-name="P18"/>
      <text:p text:style-name="P20">Registro delle modifiche:</text:p>
      <text:p text:style-name="P20"/>
      <table:table table:name="Tabella2" table:style-name="Tabella2">
        <table:table-column table:style-name="Tabella2.A"/>
        <table:table-column table:style-name="Tabella2.B"/>
        <table:table-column table:style-name="Tabella2.C"/>
        <table:table-row>
          <table:table-cell table:style-name="Tabella2.A1" office:value-type="string">
            <text:p text:style-name="P22">Versione</text:p>
          </table:table-cell>
          <table:table-cell table:style-name="Tabella2.B1" office:value-type="string">
            <text:p text:style-name="P22">Data</text:p>
          </table:table-cell>
          <table:table-cell table:style-name="Tabella2.A1" office:value-type="string">
            <text:p text:style-name="P10">Descrizione delle modifiche</text:p>
          </table:table-cell>
        </table:table-row>
        <table:table-row>
          <table:table-cell table:style-name="Tabella2.A2" office:value-type="string">
            <text:p text:style-name="P24">1.2</text:p>
          </table:table-cell>
          <table:table-cell table:style-name="Tabella2.B2" office:value-type="string">
            <text:p text:style-name="P24">24/01/2008</text:p>
          </table:table-cell>
          <table:table-cell table:style-name="Tabella2.A2" office:value-type="string">
            <text:p text:style-name="P98">Inserimento stili e indice automatizzato</text:p>
          </table:table-cell>
        </table:table-row>
        <table:table-row>
          <table:table-cell table:style-name="Tabella2.A2" office:value-type="string">
            <text:p text:style-name="P24">1.1</text:p>
          </table:table-cell>
          <table:table-cell table:style-name="Tabella2.B2" office:value-type="string">
            <text:p text:style-name="P24">19/01/2008</text:p>
          </table:table-cell>
          <table:table-cell table:style-name="Tabella2.A2" office:value-type="string">
            <text:p text:style-name="P98">Ridefinita l'intera struttura del documento con maggiore attenzione sulla strategia da seguire</text:p>
          </table:table-cell>
        </table:table-row>
        <table:table-row>
          <table:table-cell table:style-name="Tabella2.A2" office:value-type="string">
            <text:p text:style-name="P24">1.0</text:p>
          </table:table-cell>
          <table:table-cell table:style-name="Tabella2.B2" office:value-type="string">
            <text:p text:style-name="P24">06/12/2007</text:p>
          </table:table-cell>
          <table:table-cell table:style-name="Tabella2.A2" office:value-type="string">
            <text:p text:style-name="P98">Correzione grammaticale, aggiustamento indice</text:p>
          </table:table-cell>
        </table:table-row>
        <table:table-row>
          <table:table-cell table:style-name="Tabella2.A2" office:value-type="string">
            <text:p text:style-name="P23">0.2</text:p>
          </table:table-cell>
          <table:table-cell table:style-name="Tabella2.B2" office:value-type="string">
            <text:p text:style-name="P23">04/12/2007</text:p>
          </table:table-cell>
          <table:table-cell table:style-name="Tabella2.C5" office:value-type="string">
            <text:p text:style-name="P99">Sistemazione indice; inserimento dei punti 5.2.1 e 5.2.2</text:p>
          </table:table-cell>
        </table:table-row>
      </table:table>
      <text:p text:style-name="P17"/>
      <text:p text:style-name="P17"/>
      <text:p text:style-name="P17"/>
      <text:p text:style-name="P17"/>
      <text:p text:style-name="P17"/>
      <text:p text:style-name="P17"/>
      <text:p text:style-name="P17"/>
      <text:p text:style-name="Heading"><text:soft-page-break/>Sommario</text:p>
      <text:p text:style-name="Text_20_body"><text:span text:style-name="T10">Questo documento vuole tracciare le linee guida per l'organizzazione delle attività di verifica e di accertamento della qualità del prodotto “SiGeM”.</text:span></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102"><text:a xlink:type="simple" xlink:href="#1.Introduzione|outline" text:style-name="Page_20_Number" text:visited-style-name="Page_20_Number">1 <text:s text:c="2"/>Introduzione<text:tab/></text:a><text:a xlink:type="simple" xlink:href="#1.Introduzione|outline" text:style-name="Page_20_Number" text:visited-style-name="Page_20_Number">3</text:a></text:p>
          <text:p text:style-name="P101"><text:a xlink:type="simple" xlink:href="#1.1.Scopo del documento|outline" text:style-name="Page_20_Number" text:visited-style-name="Page_20_Number">1.1 <text:s text:c="2"/>Scopo del documento<text:tab/></text:a><text:a xlink:type="simple" xlink:href="#1.1.Scopo del documento|outline" text:style-name="Page_20_Number" text:visited-style-name="Page_20_Number">3</text:a></text:p>
          <text:p text:style-name="P101"><text:a xlink:type="simple" xlink:href="#1.2.Scopo del prodotto|outline" text:style-name="Page_20_Number" text:visited-style-name="Page_20_Number">1.2 <text:s text:c="2"/>Scopo del prodotto<text:tab/></text:a><text:a xlink:type="simple" xlink:href="#1.2.Scopo del prodotto|outline" text:style-name="Page_20_Number" text:visited-style-name="Page_20_Number">3</text:a></text:p>
          <text:p text:style-name="P101"><text:a xlink:type="simple" xlink:href="#1.3.Glossario|outline" text:style-name="Page_20_Number" text:visited-style-name="Page_20_Number">1.3 <text:s text:c="2"/>Glossario<text:tab/></text:a><text:a xlink:type="simple" xlink:href="#1.3.Glossario|outline" text:style-name="Page_20_Number" text:visited-style-name="Page_20_Number">3</text:a></text:p>
          <text:p text:style-name="P101"><text:a xlink:type="simple" xlink:href="#1.4.Riferimenti|outline" text:style-name="Page_20_Number" text:visited-style-name="Page_20_Number">1.4 <text:s text:c="2"/>Riferimenti<text:tab/></text:a><text:a xlink:type="simple" xlink:href="#1.4.Riferimenti|outline" text:style-name="Page_20_Number" text:visited-style-name="Page_20_Number">3</text:a></text:p>
          <text:p text:style-name="P103"><text:a xlink:type="simple" xlink:href="#1.4.1.Normativi|outline" text:style-name="Page_20_Number" text:visited-style-name="Page_20_Number">1.4.1 <text:s text:c="2"/>Normativi<text:tab/></text:a><text:a xlink:type="simple" xlink:href="#1.4.1.Normativi|outline" text:style-name="Page_20_Number" text:visited-style-name="Page_20_Number">3</text:a></text:p>
          <text:p text:style-name="P103"><text:a xlink:type="simple" xlink:href="#1.4.2.Informativi|outline" text:style-name="Page_20_Number" text:visited-style-name="Page_20_Number">1.4.2 <text:s text:c="2"/>Informativi<text:tab/></text:a><text:a xlink:type="simple" xlink:href="#1.4.2.Informativi|outline" text:style-name="Page_20_Number" text:visited-style-name="Page_20_Number">3</text:a></text:p>
          <text:p text:style-name="P102"><text:a xlink:type="simple" xlink:href="#2.Visione generale della strategia di verifica|outline" text:style-name="Page_20_Number" text:visited-style-name="Page_20_Number">2 <text:s text:c="2"/>Visione generale della strategia di verifica<text:tab/></text:a><text:a xlink:type="simple" xlink:href="#2.Visione generale della strategia di verifica|outline" text:style-name="Page_20_Number" text:visited-style-name="Page_20_Number">3</text:a></text:p>
          <text:p text:style-name="P101"><text:a xlink:type="simple" xlink:href="#2.1.Organizzazione, pianificazione strategica e temporale, responsabilità|outline" text:style-name="Page_20_Number" text:visited-style-name="Page_20_Number">2.1 <text:s text:c="2"/>Organizzazione, pianificazione strategica e temporale, responsabilità<text:tab/></text:a><text:a xlink:type="simple" xlink:href="#2.1.Organizzazione, pianificazione strategica e temporale, responsabilità|outline" text:style-name="Page_20_Number" text:visited-style-name="Page_20_Number">3</text:a></text:p>
          <text:p text:style-name="P101"><text:a xlink:type="simple" xlink:href="#2.2.Dettaglio delle revisioni|outline" text:style-name="Page_20_Number" text:visited-style-name="Page_20_Number">2.2 <text:s text:c="2"/>Dettaglio delle revisioni<text:tab/></text:a><text:a xlink:type="simple" xlink:href="#2.2.Dettaglio delle revisioni|outline" text:style-name="Page_20_Number" text:visited-style-name="Page_20_Number">5</text:a></text:p>
          <text:p text:style-name="P103"><text:a xlink:type="simple" xlink:href="#2.2.1.Revisione dei Requisiti (RR)|outline" text:style-name="Page_20_Number" text:visited-style-name="Page_20_Number">2.2.1 <text:s text:c="2"/>Revisione dei Requisiti (RR)<text:tab/></text:a><text:a xlink:type="simple" xlink:href="#2.2.1.Revisione dei Requisiti (RR)|outline" text:style-name="Page_20_Number" text:visited-style-name="Page_20_Number">5</text:a></text:p>
          <text:p text:style-name="P103"><text:a xlink:type="simple" xlink:href="#2.2.2.Revisione del Progetto Preliminare (RPP)|outline" text:style-name="Page_20_Number" text:visited-style-name="Page_20_Number">2.2.2 <text:s text:c="2"/>Revisione del Progetto Preliminare (RPP)<text:tab/></text:a><text:a xlink:type="simple" xlink:href="#2.2.2.Revisione del Progetto Preliminare (RPP)|outline" text:style-name="Page_20_Number" text:visited-style-name="Page_20_Number">5</text:a></text:p>
          <text:p text:style-name="P103"><text:a xlink:type="simple" xlink:href="#2.2.3.Revisione del Progetto Definitivo (RPD)|outline" text:style-name="Page_20_Number" text:visited-style-name="Page_20_Number">2.2.3 <text:s text:c="2"/>Revisione del Progetto Definitivo (RPD)<text:tab/></text:a><text:a xlink:type="simple" xlink:href="#2.2.3.Revisione del Progetto Definitivo (RPD)|outline" text:style-name="Page_20_Number" text:visited-style-name="Page_20_Number">6</text:a></text:p>
          <text:p text:style-name="P103"><text:a xlink:type="simple" xlink:href="#2.2.4.Revisione di Qualifica (RQ)|outline" text:style-name="Page_20_Number" text:visited-style-name="Page_20_Number">2.2.4 <text:s text:c="2"/>Revisione di Qualifica (RQ)<text:tab/></text:a><text:a xlink:type="simple" xlink:href="#2.2.4.Revisione di Qualifica (RQ)|outline" text:style-name="Page_20_Number" text:visited-style-name="Page_20_Number">6</text:a></text:p>
          <text:p text:style-name="P103"><text:a xlink:type="simple" xlink:href="#2.2.5.Revisione di Accettazione (RA)|outline" text:style-name="Page_20_Number" text:visited-style-name="Page_20_Number">2.2.5 <text:s text:c="2"/>Revisione di Accettazione (RA)<text:tab/></text:a><text:a xlink:type="simple" xlink:href="#2.2.5.Revisione di Accettazione (RA)|outline" text:style-name="Page_20_Number" text:visited-style-name="Page_20_Number">6</text:a></text:p>
          <text:p text:style-name="P101"><text:a xlink:type="simple" xlink:href="#2.3.Risorse necessarie e risorse disponibili|outline" text:style-name="Page_20_Number" text:visited-style-name="Page_20_Number">2.3 <text:s text:c="2"/>Risorse necessarie e risorse disponibili<text:tab/></text:a><text:a xlink:type="simple" xlink:href="#2.3.Risorse necessarie e risorse disponibili|outline" text:style-name="Page_20_Number" text:visited-style-name="Page_20_Number">6</text:a></text:p>
          <text:p text:style-name="P101"><text:a xlink:type="simple" xlink:href="#2.4.Strumenti, tecniche e metodi di verifica|outline" text:style-name="Page_20_Number" text:visited-style-name="Page_20_Number">2.4 <text:s text:c="2"/>Strumenti, tecniche e metodi di verifica<text:tab/></text:a><text:a xlink:type="simple" xlink:href="#2.4.Strumenti, tecniche e metodi di verifica|outline" text:style-name="Page_20_Number" text:visited-style-name="Page_20_Number">7</text:a></text:p>
          <text:p text:style-name="P102"><text:a xlink:type="simple" xlink:href="#3.Gestione amministrativa della revisione|outline" text:style-name="Page_20_Number" text:visited-style-name="Page_20_Number">3 <text:s text:c="2"/>Gestione amministrativa della revisione<text:tab/></text:a><text:a xlink:type="simple" xlink:href="#3.Gestione amministrativa della revisione|outline" text:style-name="Page_20_Number" text:visited-style-name="Page_20_Number">7</text:a></text:p>
          <text:p text:style-name="P101"><text:a xlink:type="simple" xlink:href="#3.1.Comunicazione e risoluzione delle anomalie|outline" text:style-name="Page_20_Number" text:visited-style-name="Page_20_Number">3.1 <text:s text:c="2"/>Comunicazione e risoluzione delle anomalie<text:tab/></text:a><text:a xlink:type="simple" xlink:href="#3.1.Comunicazione e risoluzione delle anomalie|outline" text:style-name="Page_20_Number" text:visited-style-name="Page_20_Number">7</text:a></text:p>
          <text:p text:style-name="P101"><text:a xlink:type="simple" xlink:href="#3.2.Trattamento delle discrepanze|outline" text:style-name="Page_20_Number" text:visited-style-name="Page_20_Number">3.2 <text:s text:c="2"/>Trattamento delle discrepanze<text:tab/></text:a><text:a xlink:type="simple" xlink:href="#3.2.Trattamento delle discrepanze|outline" text:style-name="Page_20_Number" text:visited-style-name="Page_20_Number">7</text:a></text:p>
          <text:p text:style-name="P102"><text:a xlink:type="simple" xlink:href="#4.Accertamento di qualità|outline" text:style-name="Page_20_Number" text:visited-style-name="Page_20_Number">4 <text:s text:c="2"/>Accertamento di qualità<text:tab/></text:a><text:a xlink:type="simple" xlink:href="#4.Accertamento di qualità|outline" text:style-name="Page_20_Number" text:visited-style-name="Page_20_Number">8</text:a></text:p>
          <text:p text:style-name="P102"><text:a xlink:type="simple" xlink:href="#5.Resoconto delle attività di verifica|outline" text:style-name="Page_20_Number" text:visited-style-name="Page_20_Number">5 <text:s text:c="2"/>Resoconto delle attività di verifica<text:tab/></text:a><text:a xlink:type="simple" xlink:href="#5.Resoconto delle attività di verifica|outline" text:style-name="Page_20_Number" text:visited-style-name="Page_20_Number">8</text:a></text:p>
          <text:p text:style-name="P101"><text:a xlink:type="simple" xlink:href="#5.1.Tracciamento UseCase - requisiti|outline" text:style-name="Page_20_Number" text:visited-style-name="Page_20_Number">5.1 <text:s text:c="2"/>Tracciamento UseCase - requisiti<text:tab/></text:a><text:a xlink:type="simple" xlink:href="#5.1.Tracciamento UseCase - requisiti|outline" text:style-name="Page_20_Number" text:visited-style-name="Page_20_Number">8</text:a></text:p>
        </text:index-body>
      </text:table-of-content>
      <text:p text:style-name="Standard"><text:span text:style-name="T10"/></text:p>
      <text:h text:style-name="P100" text:outline-level="1">Introduzione</text:h>
      <text:h text:style-name="Heading_20_2" text:outline-level="2">Scopo del documento</text:h>
      <text:p text:style-name="Text_20_body">Nel presente documento verranno presentate le strategie con cui Stylosoft intende garantire la qualità del prodotto. Nei punti a seguire, verranno illustrate le modalità con cui lo sviluppo del prodotto sarà verificato. Al seguente documento potranno essere apportate modifiche in corso d'opera per adattare al meglio l'attività di verifica del nostro prodotto.</text:p>
      <text:h text:style-name="Heading_20_2" text:outline-level="2">Scopo del prodotto</text:h>
      <text:p text:style-name="Text_20_body">Il prodotto in oggetto ha la funzione di software didattico per lo studio dei meccanismi di gestione della memoria di un elaboratore multi programmato.</text:p>
      <text:h text:style-name="Heading_20_2" text:outline-level="2">Glossario</text:h>
      <text:p text:style-name="Text_20_body">Nel documento “Glossario.pdf” verranno riportati i termini più specifici con il relativo significato. Si ricorda, inoltre, che ogni termine presente nel “Glossario” sarà scritto in corsivo nei vari documenti.</text:p>
      <text:h text:style-name="Heading_20_2" text:outline-level="2">Riferimenti</text:h>
      <text:h text:style-name="Heading_20_3" text:outline-level="3">Normativi</text:h>
      <text:list text:style-name="L12">
        <text:list-item>
          <text:p text:style-name="P85">ISO/IEC 12207</text:p>
        </text:list-item>
        <text:list-item>
          <text:p text:style-name="P85">ISO/IEC 9126:2001</text:p>
        </text:list-item>
        <text:list-item>
          <text:p text:style-name="P85">SWEBOK</text:p>
        </text:list-item>
      </text:list>
      <text:h text:style-name="Heading_20_3" text:outline-level="3">Informativi</text:h>
      <text:list text:style-name="L13">
        <text:list-item>
          <text:p text:style-name="P88">Norme interne</text:p>
        </text:list-item>
        <text:list-item>
          <text:p text:style-name="P88">Analisi dei requisiti (Analisi_dei_requisiti.pdf)</text:p>
        </text:list-item>
      </text:list>
      <text:h text:style-name="Heading_20_1" text:outline-level="1">Visione generale della strategia di verifica</text:h>
      <text:h text:style-name="Heading_20_2" text:outline-level="2"><text:span text:style-name="T4">Organizzazione, pianificazione strategica e temporale, responsabilità</text:span></text:h>
      <text:p text:style-name="Text_20_body"><text:span text:style-name="T3">Il modello di ciclo di vita scelto per il progetto è quello sequenziale, dato che tale modello impone una certa disciplina e comporta verifiche rigorose sul completamento </text:span><text:soft-page-break/><text:span text:style-name="T3">di ogni fase. Per maggiori dettagli sul ciclo di vita scelto vedere la sezione 2 del piano di progetto (Piano_di_progetto.pdf).</text:span></text:p>
      <text:p text:style-name="Text_20_body">Le attività di verifica verranno suddivise ed assegnate ai membri del gruppo dal responsabile di progetto, il quale si preoccuperà anche che tutti i moduli seguano le regole definite in questo documento rispettando le scadenze prefissate. </text:p>
      <text:p text:style-name="Text_20_body">Le attività di verifica e validazione copriranno l'intero periodo di sviluppo del progetto.</text:p>
      <text:p text:style-name="Text_20_body">Le fasi principali in cui verranno applicati i due precedenti processi (verifica e validazione) saranno:</text:p>
      <text:list text:style-name="L2">
        <text:list-item>
          <text:p text:style-name="P30">Fase Iniziale: dopo aver improntato i primi documenti, tra cui anche quello dell'analisi dei requisiti, verranno inizializzate le prime attività di verifica in cui i verificatori preposti, controlleranno la loro corretta stesura dal punto di vista grammaticale e dal punto di vista dei contenuti. Nel caso in cui venisse riscontrato un errore o una mancanza, sarà compito del verificatore, provvedere alla segnalazione dell'errore utilizzando gli strumenti messi a disposizione del Team. Questi strumenti e le regole di utilizzo sono presenti nelle norme interne (“Norme_interne.pdf”). Nel momento in cui la verifica termina senza il riscontro di errori, il documento potrà giungere al responsabile il quale dopo aver apposto il proprio nome potrà consegnarlo al cliente.</text:p>
        </text:list-item>
        <text:list-item>
          <text:p text:style-name="P30">Fase di Progettazione: è possibile vedere questa fase come due sotto-fasi successive:</text:p>
          <text:list>
            <text:list-item>
              <text:p text:style-name="P30">Progettazione architetturale</text:p>
            </text:list-item>
            <text:list-item>
              <text:p text:style-name="P30">Progettazione di dettaglio</text:p>
            </text:list-item>
          </text:list>
          <text:p text:style-name="P30">Nella prima i verificatori devono far si che tutti i requisiti pattuiti con il cliente siano stati presi in considerazione e siano stati soddisfatti nella loro interezza. Nella seconda sotto-fase, i verificatori dovranno controllare che siano applicate le decisioni prese nelle fasi precedenti (fase iniziale <text:s/>e progettazione architetturale). </text:p>
        </text:list-item>
        <text:list-item>
          <text:p text:style-name="P30">Fase di codifica e di test sul codice: in questa fase i verificatori possono procedere con l'esecuzione di una vera e propria attività di analisi e test del codice. Le attività di verifica in questa fase avranno inizio non appena ci saranno unità e/o moduli di codice con un grado di indipendenza tale da poter eseguire alcune o tutte le attività sotto citate. Per adempiere a tale compito, i verificatori dovranno praticare attività di:</text:p>
          <text:list>
            <text:list-item>
              <text:p text:style-name="P30">Analisi statica: attraverso l'uso di metodi di lettura (deck check) come <text:span text:style-name="T5">inspection</text:span> e <text:span text:style-name="T5">walkthrough; </text:span><text:s/>il metodo “inspection” verrà usato per rilevare gli errori più prevedibili di codifica con ricerche mirate (attraverso la definizione di una lista di controllo). Per il metodo “walkthrough” la verifica verrà eseguita dai verificatori i quali saranno affiancati da alcuni programmatori preposti a tale compito.</text:p>
            </text:list-item>
            <text:list-item>
              <text:p text:style-name="P30">Analisi dinamica: consiste nell'esecuzione del codice nella sua interezza o in parti autonome. Tali analisi potrà quindi fornire risultati sia sull'intero sistema sia sui <text:soft-page-break/>singoli moduli. Alcune tecniche per adempiere a tale scopo sono WhiteBox (verifica che il programma generi i risultati voluti seguendo ogni suo possibile cammino logico), BlackBox (verifica che ogni singola funzione produca i risultati attesi provando ogni potenziale situazione in cui si possa trovare).</text:p>
            </text:list-item>
          </text:list>
        </text:list-item>
        <text:list-item>
          <text:p text:style-name="P30">Fase di collaudo del prodotto: in questa fase il prodotto è pronto per essere eseguito e testato nella sua interezza. Il collaudo avverrà essenzialmente in due fasi:</text:p>
          <text:list>
            <text:list-item>
              <text:p text:style-name="P30"><text:span text:style-name="T7">α</text:span>-test: consiste in un collaudo interno all'azienda.</text:p>
            </text:list-item>
            <text:list-item>
              <text:p text:style-name="P30"><text:span text:style-name="T7">β</text:span>-test: è successivo all'<text:span text:style-name="T7">α</text:span>-test e viene rilasciato anche a soggetti esterni all'azienda. Anche i soggetti esterni avranno l'opportunità di segnalare eventuali anomalie riscontrate, attraverso l'invio di e-mail all'indirizzo stylosoft@gmail.com.</text:p>
            </text:list-item>
          </text:list>
        </text:list-item>
      </text:list>
      <text:p text:style-name="P97">Sulla base di vincoli economici e temporali verrano adottati due processi di revisione: </text:p>
      <text:list text:style-name="L3">
        <text:list-item>
          <text:p text:style-name="P77">Un processo di revisione esterna di tipo sanzionatorio condotta dal cliente applicato a:</text:p>
          <text:list>
            <text:list-item>
              <text:p text:style-name="P77">RR (Revisione dei Requisiti); </text:p>
            </text:list-item>
            <text:list-item>
              <text:p text:style-name="P77">RA (Revisione di Accettazione); </text:p>
            </text:list-item>
          </text:list>
        </text:list-item>
        <text:list-item>
          <text:p text:style-name="P77">Un processo di revisione esterna (di progresso) non sanzionatorio applicato a: </text:p>
          <text:list>
            <text:list-item>
              <text:p text:style-name="P77">RPP (Revisione del Progetto Preliminare); </text:p>
            </text:list-item>
            <text:list-item>
              <text:p text:style-name="P77">RPD (Revisione del Progetto Definitivo); </text:p>
            </text:list-item>
            <text:list-item>
              <text:p text:style-name="P77">RQ (Revisione di Qualifica); </text:p>
            </text:list-item>
          </text:list>
        </text:list-item>
      </text:list>
      <text:h text:style-name="Heading_20_2" text:outline-level="2">Dettaglio delle revisioni</text:h>
      <text:h text:style-name="Heading_20_3" text:outline-level="3">Revisione dei Requisiti (RR)</text:h>
      <text:list text:style-name="L4">
        <text:list-item>
          <text:p text:style-name="P25">Funzione: concordare con il cliente una descrizione condivisa del prodotto</text:p>
        </text:list-item>
        <text:list-item>
          <text:p text:style-name="P25">Prodotti in ingresso: </text:p>
          <text:list>
            <text:list-item>
              <text:p text:style-name="P25">Capitolato d'appalto</text:p>
            </text:list-item>
            <text:list-item>
              <text:p text:style-name="P25">Incontri con il cliente</text:p>
            </text:list-item>
            <text:list-item>
              <text:p text:style-name="P25">Analisi dei requisiti (AR)</text:p>
            </text:list-item>
            <text:list-item>
              <text:p text:style-name="P25">Piano di Qualifica (PQ)</text:p>
            </text:list-item>
          </text:list>
        </text:list-item>
        <text:list-item>
          <text:p text:style-name="P25">Stato di uscita: </text:p>
          <text:list>
            <text:list-item>
              <text:p text:style-name="P25">Prodotto descritto</text:p>
            </text:list-item>
          </text:list>
        </text:list-item>
      </text:list>
      <text:h text:style-name="Heading_20_3" text:outline-level="3">Revisione del Progetto Preliminare (RPP)</text:h>
      <text:list text:style-name="L5">
        <text:list-item>
          <text:p text:style-name="P28">Funzione: attivazione della fase realizzativa del prodotto (accertamento di realizzabilità)</text:p>
        </text:list-item>
        <text:list-item>
          <text:p text:style-name="P52">Prodotti in ingresso: </text:p>
          <text:list>
            <text:list-item>
              <text:p text:style-name="P52">Specifica Tecnica (ST)</text:p>
            </text:list-item>
            <text:list-item>
              <text:p text:style-name="P52">Aggiornamento del Piano di Qualifica (PQ)</text:p>
            </text:list-item>
          </text:list>
        </text:list-item>
        <text:list-item>
          <text:p text:style-name="P52"><text:soft-page-break/>Stato di uscita: </text:p>
          <text:list>
            <text:list-item>
              <text:p text:style-name="P52">Prodotto specificato</text:p>
            </text:list-item>
          </text:list>
        </text:list-item>
      </text:list>
      <text:h text:style-name="Heading_20_3" text:outline-level="3">Revisione del Progetto Definitivo (RPD)</text:h>
      <text:list text:style-name="L6">
        <text:list-item>
          <text:p text:style-name="P54">Funzione: informare il cliente delle caratteristiche definitive del prodotto: attivarne la fase di qualifica</text:p>
        </text:list-item>
        <text:list-item>
          <text:p text:style-name="P54">Prodotti in ingresso: </text:p>
          <text:list>
            <text:list-item>
              <text:p text:style-name="P54">Definizione di Prodotto (DP)</text:p>
            </text:list-item>
            <text:list-item>
              <text:p text:style-name="P54">Aggiornamento del Piano di Qualifica (PQ)</text:p>
            </text:list-item>
          </text:list>
        </text:list-item>
        <text:list-item>
          <text:p text:style-name="P54">Stato di uscita: </text:p>
          <text:list>
            <text:list-item>
              <text:p text:style-name="P54">Prodotto definito</text:p>
            </text:list-item>
          </text:list>
        </text:list-item>
      </text:list>
      <text:h text:style-name="Heading_20_3" text:outline-level="3">Revisione di Qualifica (RQ)</text:h>
      <text:list text:style-name="L7">
        <text:list-item>
          <text:p text:style-name="P58">Funzione: approvazione della campagna di verifica; attivazione della fase di accettazione</text:p>
        </text:list-item>
        <text:list-item>
          <text:p text:style-name="P58">Stato di ingresso: </text:p>
          <text:list>
            <text:list-item>
              <text:p text:style-name="P58">Aggiornamento del Piano di Qualifica (PQ) </text:p>
            </text:list-item>
            <text:list-item>
              <text:p text:style-name="P58">Include la specifica delle prove di accettazione</text:p>
            </text:list-item>
            <text:list-item>
              <text:p text:style-name="P58">Versione preliminare del Manuale d'Uso (MU)</text:p>
            </text:list-item>
          </text:list>
        </text:list-item>
        <text:list-item>
          <text:p text:style-name="P58">Stato di uscita: </text:p>
          <text:list>
            <text:list-item>
              <text:p text:style-name="P58">Prodotto qualificato </text:p>
            </text:list-item>
          </text:list>
        </text:list-item>
      </text:list>
      <text:h text:style-name="Heading_20_3" text:outline-level="3">Revisione di Accettazione (RA)</text:h>
      <text:list text:style-name="L8">
        <text:list-item>
          <text:p text:style-name="P62">Funzione: accettazione del prodotto</text:p>
        </text:list-item>
        <text:list-item>
          <text:p text:style-name="P62">Stato di ingresso: </text:p>
          <text:list>
            <text:list-item>
              <text:p text:style-name="P62">Versione definitiva del Piano di Qualifica (PQ)</text:p>
            </text:list-item>
            <text:list-item>
              <text:p text:style-name="P62">Include l'esito delle prove di accettazione</text:p>
            </text:list-item>
            <text:list-item>
              <text:p text:style-name="P62">Versione definitiva del Manuale d'Uso (MU)</text:p>
            </text:list-item>
          </text:list>
        </text:list-item>
        <text:list-item>
          <text:p text:style-name="P62">Stato di uscita: </text:p>
          <text:list>
            <text:list-item>
              <text:p text:style-name="P62">Prodotto accettato</text:p>
            </text:list-item>
          </text:list>
        </text:list-item>
      </text:list>
      <text:h text:style-name="Heading_20_2" text:outline-level="2">Risorse necessarie e risorse disponibili</text:h>
      <text:p text:style-name="Text_20_body">Nel “Piano di Progetto” sono specificate le risorse disponibili nonché la loro organizzazione nel tempo. Le risorse oltre ad essere di natura tecnologica, riguardano anche l'aspetto umano con i relativi obblighi di tempo. L'amministratore di progetto dovrà eseguire un'attività di supervisione durante le attività di verifica affinché le risorse siano sufficienti ed efficienti per consentire il conseguimento degli obiettivi prefissati.</text:p>
      <text:h text:style-name="Heading_20_2" text:outline-level="2"><text:soft-page-break/>Strumenti, tecniche e metodi di verifica</text:h>
      <text:p text:style-name="Text_20_body">Gli strumenti software adottati saranno prodotti open-source e/o freeware per non incidere ulteriormente sul costo totale del progetto. I metodi di verifica sono specificati in questo documento nei punti successivi. E' a disposizione dell'azienda un repository presso il quale saranno mantenuti tutti i file relativi al progetto. Tale repository giocherà un ruolo fondamentale durante tutto il periodo di sviluppo, permettendo una gestione più controllata ed efficiente dei file (documenti o altro).</text:p>
      <text:h text:style-name="Heading_20_1" text:outline-level="1">Gestione amministrativa della revisione</text:h>
      <text:h text:style-name="Heading_20_2" text:outline-level="2">Comunicazione e risoluzione delle anomalie</text:h>
      <text:p text:style-name="Text_20_body"><text:span text:style-name="T6">Qualora durante la fase di verifica venisse trovata un'anomalia, spetta al verificatore <text:s/>la notifica di tale fatto. Nel fare ciò, il verificatore, dovrà procedere con i mezzi <text:s/>e le regole definite nelle norme interne (Norme_interne.pdf). Tali notifiche dovranno specificare tra le altre cose: </text:span></text:p>
      <text:list text:style-name="L9">
        <text:list-item>
          <text:p text:style-name="P45">unità di analisi</text:p>
        </text:list-item>
        <text:list-item>
          <text:p text:style-name="P45">dati in ingresso</text:p>
        </text:list-item>
        <text:list-item>
          <text:p text:style-name="P45">dati in uscita attesi</text:p>
        </text:list-item>
        <text:list-item>
          <text:p text:style-name="P45">dati in uscita rilevati</text:p>
        </text:list-item>
        <text:list-item>
          <text:p text:style-name="P45">anomalia riscontrata </text:p>
        </text:list-item>
        <text:list-item>
          <text:p text:style-name="P45">possibile causa</text:p>
        </text:list-item>
        <text:list-item>
          <text:p text:style-name="P45">possibile soluzione.</text:p>
        </text:list-item>
      </text:list>
      <text:p text:style-name="Text_20_body">Queste notifiche dovranno essere comunicate, oltre al redattore del file, anche al responsabile di progetto. Le anomalie dovranno essere estinte nel tempo più breve possibile, rispettando le priorità assegnate alla notifica (ogni notifica può infatti avere una priorità più o meno alta a seconda della gravità dell'anomalia).</text:p>
      <text:h text:style-name="Heading_20_2" text:outline-level="2">Trattamento delle discrepanze</text:h>
      <text:p text:style-name="Text_20_body">Quando un requisito prefissato non viene soddisfatto, si parla di discrepanza. Una discrepanza può essere più o meno grave e possono interessare un intero requisito o solo parte di esso. Si parla quindi di discrepanze totali o parziali. Quando una discrepanza viene individuata, si dovrà procedere secondo un iter preciso regolato dalle norme interne al Team. Per ciascuna discrepanza rilevata, si dovrà specificare il requisito non soddisfatto (e in caso di discrepanza parziale, la parte del requisito non soddisfatto), gravità della discrepanza, possibili cause e/o responsabilità e infine le possibili soluzioni. Se i costi e i rischi per estinguere la discrepanza saranno troppo <text:soft-page-break/>elevati, si potrà in alcuni casi decidere di tralasciarla; questo tipo di decisione dovrà poi essere comunicata al cliente.</text:p>
      <text:h text:style-name="Heading_20_1" text:outline-level="1">Accertamento di qualità</text:h>
      <text:p text:style-name="Text_20_body">Per produrre software di qualità verrano seguite le procedure di controllo sopra descritte. Si cercherà di soddisfare le esigenze del cliente e di eventuali altri portatori d'interesse tramite il completo soddisfacimento dei requisiti analizzati, sia impliciti che dichiarati. Tramite incontri con il cliente si cercherà di accertare la qualità del nostro operato come azienda software. <text:span text:style-name="T2">Durante tali incontri, che verranno fissati a progetto ben avviato, il committente potrà esprimere il suo giudizio a riguardo.</text:span></text:p>
      <text:p text:style-name="Text_20_body">Le caratteristiche che il prodotto dovrà avere (grazie all'applicazione delle norme espresse in questo documento) saranno le seguenti:</text:p>
      <text:list text:style-name="L10">
        <text:list-item>
          <text:p text:style-name="P90">funzionalità: il prodotto dovrà essere in grado di offrire le funzioni prefissate e <text:tab/><text:tab/> <text:s text:c="9"/>necessarie all'utente;</text:p>
        </text:list-item>
        <text:list-item>
          <text:p text:style-name="P90">affidabilità: dovrà avere una tolleranza ai guasti soddisfacente, cercando di <text:tab/><text:tab/> <text:s text:c="6"/>prevenire l'insorgere di errori, e cercando di gestire eventuali situazioni <text:tab/> <text:s text:c="7"/>anomale non previste;</text:p>
        </text:list-item>
        <text:list-item>
          <text:p text:style-name="P90">usabilità: dovrà essere comprensibile e di veloce apprendimento;</text:p>
        </text:list-item>
        <text:list-item>
          <text:p text:style-name="P90">efficienza: dovrà avere tempi di risposta ragionevoli, e le risorse richieste dovranno <text:tab/> <text:s text:c="6"/>essere contenute;</text:p>
        </text:list-item>
        <text:list-item>
          <text:p text:style-name="P90">manutenibilità: dovrà essere facile da analizzare e verificare in modo tale da <text:tab/><text:tab/><text:tab/> <text:s/>modificare alcune parti del programma in modo efficace ed efficiente;</text:p>
        </text:list-item>
        <text:list-item>
          <text:p text:style-name="P95">portabilità: il prodotto finale dovrà essere in grado di adattarsi ad ambienti diversi.</text:p>
        </text:list-item>
      </text:list>
      <text:h text:style-name="Heading_20_1" text:outline-level="1">Resoconto delle attività di verifica</text:h>
      <text:h text:style-name="Heading_20_2" text:outline-level="2">Tracciamento UseCase - requisiti</text:h>
      <table:table table:name="Tabella6" table:style-name="Tabella6">
        <table:table-column table:style-name="Tabella6.A"/>
        <table:table-column table:style-name="Tabella6.B"/>
        <table:table-row>
          <table:table-cell table:style-name="Tabella6.A1" office:value-type="string">
            <text:p text:style-name="Table_20_Contents">UC1.1</text:p>
          </table:table-cell>
          <table:table-cell table:style-name="Tabella6.B1" office:value-type="string">
            <text:p text:style-name="P11">RFO16,RFO17,RFP02</text:p>
          </table:table-cell>
        </table:table-row>
        <table:table-row>
          <table:table-cell table:style-name="Tabella6.A2" office:value-type="string">
            <text:p text:style-name="Table_20_Contents">UC1.2</text:p>
          </table:table-cell>
          <table:table-cell table:style-name="Tabella6.B2" office:value-type="string">
            <text:p text:style-name="P11">RFO01,RFO02,RFO03,RFO06,RFO07,RFO08,RFO09,RFO10,RFD01, RFP03</text:p>
          </table:table-cell>
        </table:table-row>
        <table:table-row>
          <table:table-cell table:style-name="Tabella6.A2" office:value-type="string">
            <text:p text:style-name="Table_20_Contents">UC1.3</text:p>
          </table:table-cell>
          <table:table-cell table:style-name="Tabella6.B2" office:value-type="string">
            <text:p text:style-name="P11">RFO01,RFO02,RFO03,RFO06,RFO07,RFO08,RFO09,RFO10,RFD01</text:p>
          </table:table-cell>
        </table:table-row>
        <table:table-row>
          <table:table-cell table:style-name="Tabella6.A2" office:value-type="string">
            <text:p text:style-name="Table_20_Contents">UC1.5</text:p>
          </table:table-cell>
          <table:table-cell table:style-name="Tabella6.B2" office:value-type="string">
            <text:p text:style-name="P11">RFO16</text:p>
          </table:table-cell>
        </table:table-row>
        <table:table-row>
          <table:table-cell table:style-name="Tabella6.A2" office:value-type="string">
            <text:p text:style-name="Table_20_Contents">UC1.6</text:p>
          </table:table-cell>
          <table:table-cell table:style-name="Tabella6.B2" office:value-type="string">
            <text:p text:style-name="P11">RFO24</text:p>
          </table:table-cell>
        </table:table-row>
        <table:table-row>
          <table:table-cell table:style-name="Tabella6.A2" office:value-type="string">
            <text:p text:style-name="Table_20_Contents">UC1.4.1</text:p>
          </table:table-cell>
          <table:table-cell table:style-name="Tabella6.B2" office:value-type="string">
            <text:p text:style-name="P11">RFO01,RFO02,RFO03,RFO06,RFO07,RFO08,RFO09,RFO10,RFO15, RFD01, RFD02</text:p>
          </table:table-cell>
        </table:table-row>
        <text:soft-page-break/>
        <table:table-row>
          <table:table-cell table:style-name="Tabella6.A2" office:value-type="string">
            <text:p text:style-name="Table_20_Contents">UC1.4.2</text:p>
          </table:table-cell>
          <table:table-cell table:style-name="Tabella6.B2" office:value-type="string">
            <text:p text:style-name="P11">RFO04,RFO05,RFP01</text:p>
          </table:table-cell>
        </table:table-row>
        <table:table-row>
          <table:table-cell table:style-name="Tabella6.A2" office:value-type="string">
            <text:p text:style-name="Table_20_Contents">UC1.4.3</text:p>
          </table:table-cell>
          <table:table-cell table:style-name="Tabella6.B2" office:value-type="string">
            <text:p text:style-name="P11">RFO22</text:p>
          </table:table-cell>
        </table:table-row>
        <table:table-row>
          <table:table-cell table:style-name="Tabella6.A2" office:value-type="string">
            <text:p text:style-name="Table_20_Contents">UC2.1</text:p>
          </table:table-cell>
          <table:table-cell table:style-name="Tabella6.B2" office:value-type="string">
            <text:p text:style-name="P11">RFO18</text:p>
          </table:table-cell>
        </table:table-row>
        <table:table-row>
          <table:table-cell table:style-name="Tabella6.A2" office:value-type="string">
            <text:p text:style-name="Table_20_Contents">UC2.1.1</text:p>
          </table:table-cell>
          <table:table-cell table:style-name="Tabella6.B2" office:value-type="string">
            <text:p text:style-name="P11">RFO18</text:p>
          </table:table-cell>
        </table:table-row>
        <table:table-row>
          <table:table-cell table:style-name="Tabella6.A2" office:value-type="string">
            <text:p text:style-name="Table_20_Contents">UC2.1.2</text:p>
          </table:table-cell>
          <table:table-cell table:style-name="Tabella6.B2" office:value-type="string">
            <text:p text:style-name="P11">RFO18</text:p>
          </table:table-cell>
        </table:table-row>
        <table:table-row>
          <table:table-cell table:style-name="Tabella6.A2" office:value-type="string">
            <text:p text:style-name="Table_20_Contents">UC2.2</text:p>
          </table:table-cell>
          <table:table-cell table:style-name="Tabella6.B2" office:value-type="string">
            <text:p text:style-name="P11">RFO20</text:p>
          </table:table-cell>
        </table:table-row>
        <table:table-row>
          <table:table-cell table:style-name="Tabella6.A2" office:value-type="string">
            <text:p text:style-name="Table_20_Contents">UC2.3</text:p>
          </table:table-cell>
          <table:table-cell table:style-name="Tabella6.B2" office:value-type="string">
            <text:p text:style-name="P11">RFO19,RFD03</text:p>
          </table:table-cell>
        </table:table-row>
        <table:table-row>
          <table:table-cell table:style-name="Tabella6.A2" office:value-type="string">
            <text:p text:style-name="Table_20_Contents">UC2.4</text:p>
          </table:table-cell>
          <table:table-cell table:style-name="Tabella6.B2" office:value-type="string">
            <text:p text:style-name="P11">RFO23</text:p>
          </table:table-cell>
        </table:table-row>
        <table:table-row>
          <table:table-cell table:style-name="Tabella6.A2" office:value-type="string">
            <text:p text:style-name="Table_20_Contents">UC2.5</text:p>
          </table:table-cell>
          <table:table-cell table:style-name="Tabella6.B2" office:value-type="string">
            <text:p text:style-name="P11">RFO13,RFO14</text:p>
          </table:table-cell>
        </table:table-row>
        <table:table-row>
          <table:table-cell table:style-name="Tabella6.A2" office:value-type="string">
            <text:p text:style-name="Table_20_Contents">UC2.5.1</text:p>
          </table:table-cell>
          <table:table-cell table:style-name="Tabella6.B2" office:value-type="string">
            <text:p text:style-name="P11">RFO12</text:p>
          </table:table-cell>
        </table:table-row>
        <table:table-row>
          <table:table-cell table:style-name="Tabella6.A2" office:value-type="string">
            <text:p text:style-name="Table_20_Contents">UC2.5.2</text:p>
          </table:table-cell>
          <table:table-cell table:style-name="Tabella6.B2" office:value-type="string">
            <text:p text:style-name="P11">RFO11</text:p>
          </table:table-cell>
        </table:table-row>
        <table:table-row>
          <table:table-cell table:style-name="Tabella6.A2" office:value-type="string">
            <text:p text:style-name="Table_20_Contents">UC3</text:p>
          </table:table-cell>
          <table:table-cell table:style-name="Tabella6.B2" office:value-type="string">
            <text:p text:style-name="P11">RFO21</text:p>
          </table:table-cell>
        </table:table-row>
        <table:table-row>
          <table:table-cell table:style-name="Tabella6.A2" office:value-type="string">
            <text:p text:style-name="Table_20_Contents">UC4</text:p>
          </table:table-cell>
          <table:table-cell table:style-name="Tabella6.B2" office:value-type="string">
            <text:p text:style-name="P11">RFO23</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Standard" style:font-family-generic="swiss" style:font-pitch="variable"/>
    <style:font-face style:name="DejaVu Sans" svg:font-family="'DejaVu Sans'"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3"/>
    </style:style>
    <style:style style:name="Heading" style:family="paragraph" style:parent-style-name="Standard" style:next-style-name="Text_20_body" style:class="text" style:master-page-name="">
      <style:paragraph-properties fo:margin-top="0.25cm" fo:margin-bottom="0.25cm" style:page-number="auto"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8"><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2</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24/01/08</text:p>
            </table:table-cell>
            <table:table-cell table:style-name="Tabella3.B1" office:value-type="string">
              <text:p text:style-name="P8">Pagina <text:page-number text:select-page="current">9</text:page-number> di <text:page-count>9</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1-24T18:43:40</dc:date>
    <meta:print-date>2005-11-30T16:25:56</meta:print-date>
    <meta:editing-cycles>383</meta:editing-cycles>
    <meta:editing-duration>P1DT19H7M27S</meta:editing-duration>
    <meta:user-defined meta:name="Info 1"/>
    <meta:user-defined meta:name="Info 2"/>
    <meta:user-defined meta:name="Info 3"/>
    <meta:user-defined meta:name="Info 4"/>
    <meta:document-statistic meta:table-count="5" meta:image-count="1" meta:object-count="0" meta:page-count="9" meta:paragraph-count="214" meta:word-count="1872" meta:character-count="12942"/>
  </office:meta>
</office:document-meta>
</file>